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0102102232301</text:p>
          </table:table-cell>
          <table:table-cell office:value-type="string" calcext:value-type="string">
            <text:p>2025-03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102232301</text:p>
          </table:table-cell>
          <table:table-cell office:value-type="string" calcext:value-type="string">
            <text:p>2024-10-0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102232301</text:p>
          </table:table-cell>
          <table:table-cell office:value-type="string" calcext:value-type="string">
            <text:p>2024-03-1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102232301</text:p>
          </table:table-cell>
          <table:table-cell office:value-type="string" calcext:value-type="string">
            <text:p>2023-10-1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102232301</text:p>
          </table:table-cell>
          <table:table-cell office:value-type="string" calcext:value-type="string">
            <text:p>2023-03-0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102232301</text:p>
          </table:table-cell>
          <table:table-cell office:value-type="string" calcext:value-type="string">
            <text:p>2022-10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102232301</text:p>
          </table:table-cell>
          <table:table-cell office:value-type="string" calcext:value-type="string">
            <text:p>2022-03-1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102232301</text:p>
          </table:table-cell>
          <table:table-cell office:value-type="string" calcext:value-type="string">
            <text:p>2021-10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1022323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1022323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1022323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1022323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1022323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1022323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1022323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1022323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1022323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1022323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1022323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1022323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1022323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1022323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1022323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1022323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2172" calcext:value-type="float">
            <text:p>3.6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1022323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1022323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1022323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1022323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1022323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1022323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1022323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1022323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1022323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1022323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1022323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1022323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1022323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1022323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1022323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1022323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1022323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1022323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